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43000000538A47E0B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askerville Old Face" svg:font-family="'Baskerville Old Fac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76pt" fo:margin-left="89.9pt" table:align="left"/>
    </style:style>
    <style:style style:name="Table1.A" style:family="table-column">
      <style:table-column-properties style:column-width="58.5pt"/>
    </style:style>
    <style:style style:name="Table1.B" style:family="table-column">
      <style:table-column-properties style:column-width="241.5pt"/>
    </style:style>
    <style:style style:name="Table1.C" style:family="table-column">
      <style:table-column-properties style:column-width="144pt"/>
    </style:style>
    <style:style style:name="Table1.D" style:family="table-column">
      <style:table-column-properties style:column-width="132pt"/>
    </style:style>
    <style:style style:name="Table1.1" style:family="table-row">
      <style:table-row-properties style:min-row-height="24pt"/>
    </style:style>
    <style:style style:name="Table1.A1" style:family="table-cell">
      <style:table-cell-properties style:vertical-align="" fo:background-color="transparent" fo:padding="0pt" fo:border="none">
        <style:background-image/>
      </style:table-cell-properties>
    </style:style>
    <style:style style:name="Table1.B1" style:family="table-cell">
      <style:table-cell-properties style:vertical-align="middle" fo:padding="0pt" fo:border="none"/>
    </style:style>
    <style:style style:name="Table1.C1" style:family="table-cell">
      <style:table-cell-properties style:vertical-align="" fo:padding="0pt" fo:border="none"/>
    </style:style>
    <style:style style:name="Table1.D1" style:family="table-cell">
      <style:table-cell-properties style:vertical-align="middle" fo:padding="0pt" fo:border="none"/>
    </style:style>
    <style:style style:name="Table1.2" style:family="table-row">
      <style:table-row-properties style:min-row-height="15.6pt"/>
    </style:style>
    <style:style style:name="Table1.A2" style:family="table-cell">
      <style:table-cell-properties style:vertical-align="" fo:padding="0pt" fo:border="none"/>
    </style:style>
    <style:style style:name="Table1.B2" style:family="table-cell">
      <style:table-cell-properties style:vertical-align="middle" fo:padding="0pt" fo:border="none"/>
    </style:style>
    <style:style style:name="Table1.C2" style:family="table-cell">
      <style:table-cell-properties style:vertical-align="" fo:padding="0pt" fo:border="none"/>
    </style:style>
    <style:style style:name="Table1.D2" style:family="table-cell">
      <style:table-cell-properties style:vertical-align="middle" fo:padding="0pt" fo:border="none"/>
    </style:style>
    <style:style style:name="Table1.3" style:family="table-row">
      <style:table-row-properties style:min-row-height="18.55pt"/>
    </style:style>
    <style:style style:name="Table1.A3" style:family="table-cell">
      <style:table-cell-properties style:vertical-align="" fo:padding="0pt" fo:border="none"/>
    </style:style>
    <style:style style:name="Table1.B3" style:family="table-cell">
      <style:table-cell-properties style:vertical-align="middle" fo:padding="0pt" fo:border="none"/>
    </style:style>
    <style:style style:name="Table1.C3" style:family="table-cell">
      <style:table-cell-properties style:vertical-align="" fo:padding="0pt" fo:border="none"/>
    </style:style>
    <style:style style:name="Table1.D3" style:family="table-cell">
      <style:table-cell-properties style:vertical-align="middle" fo:padding="0pt" fo:border="none"/>
    </style:style>
    <style:style style:name="Table1.4" style:family="table-row">
      <style:table-row-properties style:min-row-height="14.7pt"/>
    </style:style>
    <style:style style:name="Table1.A4" style:family="table-cell">
      <style:table-cell-properties style:vertical-align="" fo:padding="0pt" fo:border="none"/>
    </style:style>
    <style:style style:name="P1" style:family="paragraph" style:parent-style-name="Table_20_Contents">
      <style:text-properties officeooo:rsid="00192fac" officeooo:paragraph-rsid="00192fac"/>
    </style:style>
    <style:style style:name="P2" style:family="paragraph" style:parent-style-name="Table_20_Contents">
      <style:text-properties fo:font-weight="bold" officeooo:rsid="00174662" officeooo:paragraph-rsid="001a813b" style:font-weight-asian="bold" style:font-weight-complex="bold"/>
    </style:style>
    <style:style style:name="P3" style:family="paragraph" style:parent-style-name="Table_20_Contents">
      <style:text-properties style:font-name="Times New Roman" fo:font-size="10pt" fo:font-weight="bold" officeooo:rsid="00174662" officeooo:paragraph-rsid="00174662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color="#000000" style:font-name="Times New Roman" fo:font-size="10pt" fo:font-weight="bold" officeooo:rsid="00174662" officeooo:paragraph-rsid="00174662" style:font-size-asian="10pt" style:font-weight-asian="bold" style:font-size-complex="10pt" style:font-weight-complex="bold"/>
    </style:style>
    <style:style style:name="P5" style:family="paragraph" style:parent-style-name="Standard">
      <style:text-properties officeooo:paragraph-rsid="001fd819"/>
    </style:style>
    <style:style style:name="P6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fo:font-weight="bold" officeooo:rsid="001fd819" officeooo:paragraph-rsid="001fd81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officeooo:paragraph-rsid="001fd819"/>
    </style:style>
    <style:style style:name="P8" style:family="paragraph" style:parent-style-name="Standard">
      <style:text-properties officeooo:paragraph-rsid="001fd819"/>
    </style:style>
    <style:style style:name="P9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officeooo:paragraph-rsid="00469520"/>
    </style:style>
    <style:style style:name="P10" style:family="paragraph">
      <style:paragraph-properties fo:text-align="start"/>
      <style:text-properties style:text-line-through-style="none" style:font-name="Times New Roman1" fo:font-size="10pt" fo:font-style="normal" style:text-underline-style="none" fo:font-weight="normal"/>
    </style:style>
    <style:style style:name="P11" style:family="paragraph">
      <style:paragraph-properties fo:text-align="start"/>
      <style:text-properties style:text-line-through-style="none" style:font-name="Liberation Sans" fo:font-size="18pt" fo:font-style="normal" style:text-underline-style="none" fo:font-weight="bold"/>
    </style:style>
    <style:style style:name="T1" style:family="text">
      <style:text-properties fo:font-size="26pt" officeooo:rsid="00174662" style:font-size-asian="26pt" style:font-size-complex="26pt"/>
    </style:style>
    <style:style style:name="T2" style:family="text">
      <style:text-properties fo:font-weight="bold" officeooo:rsid="001fd819" style:font-weight-asian="bold" style:font-weight-complex="bold"/>
    </style:style>
    <style:style style:name="T3" style:family="text">
      <style:text-properties style:font-name="Times New Roman" fo:font-size="10pt" fo:font-weight="bold" officeooo:rsid="00174662" style:font-size-asian="10pt" style:font-weight-asian="bold" style:font-size-complex="10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eeeeee" fo:border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tru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txtCours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CollegeName" form:control-implementation="ooo:com.sun.star.form.component.TextField" xml:id="control2" form:id="control2" form:tab-stop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Section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DepartmentNam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EmpNam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StudentRegistered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fixed-text form:name="Label Field 1" form:control-implementation="ooo:com.sun.star.form.component.FixedText" xml:id="control7" form:id="control7" form:label="Sultan Qaboos University"/>
          <form:text form:name="txtSemesterYear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9" form:id="control9" form:label="* Statements that was marked as &quot;Not Applicable&quot; by more than half of the students were omitted from this summary."/>
          <form:fixed-text form:name="Label Field 3" form:control-implementation="ooo:com.sun.star.form.component.FixedText" xml:id="control10" form:id="control10" form:label="* Pct. Fav is the percentage of students who have marked 3 and 4 to the positive items and who have marked 1 and 2 to the negative items.&#10;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Course</text:p>
          </table:table-cell>
          <table:table-cell table:style-name="Table1.B3" office:value-type="string">
            <text:p text:style-name="P1"><draw:control text:anchor-type="paragraph" draw:z-index="7" draw:style-name="gr4" draw:text-style-name="P11" svg:width="226.83pt" svg:height="28.32pt" svg:x="82.49pt" svg:y="-73.7pt" draw:control="control7"/><draw:control text:anchor-type="as-char" svg:y="-16.21pt" draw:z-index="0" draw:style-name="gr1" draw:text-style-name="P10" svg:width="238.48pt" svg:height="12.02pt" draw:control="control1"/></text:p>
          </table:table-cell>
          <table:table-cell table:style-name="Table1.C1" office:value-type="string">
            <text:p text:style-name="P3">College</text:p>
          </table:table-cell>
          <table:table-cell table:style-name="Table1.D3" office:value-type="string">
            <text:p text:style-name="Table_20_Contents"><draw:control text:anchor-type="as-char" draw:z-index="1" draw:style-name="gr2" draw:text-style-name="P10" svg:width="168.66pt" svg:height="12.02pt" draw:control="control2"/></text:p>
          </table:table-cell>
        </table:table-row>
        <table:table-row table:style-name="Table1.2">
          <table:table-cell table:style-name="Table1.A2" office:value-type="string">
            <text:p text:style-name="P3">Section</text:p>
          </table:table-cell>
          <table:table-cell table:style-name="Table1.B3" office:value-type="string">
            <text:p text:style-name="Table_20_Contents"><draw:control text:anchor-type="as-char" draw:z-index="2" draw:style-name="gr2" draw:text-style-name="P10" svg:width="40.54pt" svg:height="12.02pt" draw:control="control3"/></text:p>
          </table:table-cell>
          <table:table-cell table:style-name="Table1.C2" office:value-type="string">
            <text:p text:style-name="P4">Depart</text:p>
          </table:table-cell>
          <table:table-cell table:style-name="Table1.D3" office:value-type="string">
            <text:p text:style-name="Table_20_Contents"><draw:control text:anchor-type="as-char" draw:z-index="3" draw:style-name="gr2" draw:text-style-name="P10" svg:width="131.98pt" svg:height="12.02pt" draw:control="control4"/></text:p>
          </table:table-cell>
        </table:table-row>
        <table:table-row table:style-name="Table1.3">
          <table:table-cell table:style-name="Table1.A3" office:value-type="string">
            <text:p text:style-name="P3">Instructor</text:p>
          </table:table-cell>
          <table:table-cell table:style-name="Table1.B3" office:value-type="string">
            <text:p text:style-name="Table_20_Contents"><draw:control text:anchor-type="as-char" draw:z-index="4" draw:style-name="gr2" draw:text-style-name="P10" svg:width="189.78pt" svg:height="12.02pt" draw:control="control5"/></text:p>
          </table:table-cell>
          <table:table-cell table:style-name="Table1.C3" office:value-type="string">
            <text:p text:style-name="P2"><text:span text:style-name="T4">Number</text:span> <text:span text:style-name="T4">of</text:span> <text:span text:style-name="T4">registered</text:span> <text:span text:style-name="T4">students</text:span></text:p>
          </table:table-cell>
          <table:table-cell table:style-name="Table1.D3" office:value-type="string">
            <text:p text:style-name="Table_20_Contents"><draw:control text:anchor-type="as-char" draw:z-index="5" draw:style-name="gr2" draw:text-style-name="P10" svg:width="35.18pt" svg:height="12.02pt" draw:control="control6"/></text:p>
          </table:table-cell>
        </table:table-row>
        <table:table-row table:style-name="Table1.4">
          <table:table-cell table:style-name="Table1.A4" table:number-columns-spanned="4" office:value-type="string">
            <text:p text:style-name="P7"><draw:control text:anchor-type="paragraph" draw:z-index="6" draw:style-name="gr3" draw:text-style-name="P10" svg:width="127.62pt" svg:height="12.02pt" svg:x="367.8pt" svg:y="-0.96pt" draw:control="control8"/><text:span text:style-name="T3"> <text:s text:c="75"/>Course</text:span><text:span text:style-name="T2"> </text:span><text:span text:style-name="T3">and</text:span><text:span text:style-name="T2"> </text:span><text:span text:style-name="T3">Teaching</text:span><text:span text:style-name="T2"> </text:span><text:span text:style-name="T3">Survey</text:span><text:span text:style-name="T2"> </text:span><text:span text:style-name="T3">Summary</text:span><text:span text:style-name="T2"> - </text:span></text:p>
            <text:p text:style-name="P6"/>
          </table:table-cell>
          <table:covered-table-cell/>
          <table:covered-table-cell/>
          <table:covered-table-cell/>
        </table:table-row>
      </table:table>
      <text:p text:style-name="P5"/>
      <text:p text:style-name="P5"/>
      <text:p text:style-name="P5"/>
      <text:p text:style-name="P5"><draw:control text:anchor-type="paragraph" draw:z-index="9" draw:style-name="gr5" draw:text-style-name="P10" svg:width="652.08pt" svg:height="14.23pt" svg:x="32.46pt" svg:y="395.69pt" draw:control="control9"/><draw:control text:anchor-type="paragraph" draw:z-index="10" draw:style-name="gr5" draw:text-style-name="P10" svg:width="680.43pt" svg:height="14.17pt" svg:x="32.46pt" svg:y="409.89pt" draw:control="control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Baskerville Old Face" svg:font-family="'Baskerville Old Fac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28.35pt" fo:margin-right="28.35pt" fo:margin-top="0pt" fo:margin-bottom="14.14pt" style:contextual-spacing="false" fo:text-indent="0pt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3pt" fo:margin-bottom="6.01pt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1.99pt" fo:margin-bottom="6.01pt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0.01pt" fo:margin-bottom="6.01pt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7pt" fo:margin-bottom="6.01pt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officeooo:paragraph-rsid="00469520"/>
    </style:style>
    <style:style style:name="MT1" style:family="text">
      <style:text-properties fo:font-size="26pt" officeooo:rsid="00174662" style:font-size-asian="26pt" style:font-size-complex="2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792pt" fo:page-height="612pt" style:num-format="1" style:print-orientation="landscape" fo:margin-top="9.01pt" fo:margin-bottom="27.01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>
        <style:header-footer-properties svg:height="23.95pt" fo:margin-left="0pt" fo:margin-right="0pt" fo:margin-bottom="14.14pt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6.46pt" svg:y="5.16pt" svg:width="40.25pt" svg:height="42.55pt" draw:z-index="8"><draw:image xlink:href="Pictures/1000020000000043000000538A47E0B9.gif" xlink:type="simple" xlink:show="embed" xlink:actuate="onLoad"/></draw:frame><text:span text:style-name="MT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36:07.346000000</meta:creation-date>
    <dc:date>2016-02-29T14:10:37.983000000</dc:date>
    <meta:editing-duration>P2DT11H18M7S</meta:editing-duration>
    <meta:editing-cycles>55</meta:editing-cycles>
    <meta:generator>LibreOffice/4.2.0.4$Windows_x86 LibreOffice_project/05dceb5d363845f2cf968344d7adab8dcfb2ba71</meta:generator>
    <meta:document-statistic meta:table-count="1" meta:image-count="1" meta:object-count="0" meta:page-count="1" meta:paragraph-count="13" meta:word-count="15" meta:character-count="178" meta:non-whitespace-character-count="93"/>
  </office:meta>
</office:document-meta>
</file>